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5cm" fo:min-width="20.3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5.1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951cm" fo:min-width="6.192cm"/>
    </style:style>
    <style:style style:name="gr5" style:family="graphic" style:parent-style-name="standard">
      <style:graphic-properties draw:textarea-horizontal-align="justify" draw:textarea-vertical-align="middle" draw:auto-grow-height="false" fo:min-height="1.851cm" fo:min-width="7.774cm"/>
    </style:style>
    <style:style style:name="gr6" style:family="graphic" style:parent-style-name="standard">
      <style:graphic-properties draw:textarea-horizontal-align="justify" draw:textarea-vertical-align="middle" draw:auto-grow-height="false" fo:min-height="1.051cm" fo:min-width="4.002cm"/>
    </style:style>
    <style:style style:name="gr7" style:family="graphic" style:parent-style-name="standard">
      <style:graphic-properties draw:textarea-horizontal-align="justify" draw:textarea-vertical-align="middle" draw:auto-grow-height="false" fo:min-height="0.851cm" fo:min-width="3.454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4.3cm"/>
    </style:style>
    <style:style style:name="gr9" style:family="graphic" style:parent-style-name="standard">
      <style:graphic-properties draw:textarea-horizontal-align="justify" draw:textarea-vertical-align="middle" draw:auto-grow-height="false" fo:min-height="2.251cm" fo:min-width="4.732cm"/>
    </style:style>
    <style:style style:name="gr10" style:family="graphic" style:parent-style-name="standard">
      <style:graphic-properties draw:textarea-horizontal-align="justify" draw:textarea-vertical-align="middle" draw:auto-grow-height="false" fo:min-height="0.951cm" fo:min-width="2.968cm"/>
    </style:style>
    <style:style style:name="gr11" style:family="graphic" style:parent-style-name="standard">
      <style:graphic-properties draw:textarea-horizontal-align="justify" draw:textarea-vertical-align="middle" draw:auto-grow-height="false" fo:min-height="0.751cm" fo:min-width="3.212cm"/>
    </style:style>
    <style:style style:name="gr12" style:family="graphic" style:parent-style-name="standard">
      <style:graphic-properties draw:textarea-horizontal-align="justify" draw:textarea-vertical-align="middle" draw:auto-grow-height="false" fo:min-height="1.85cm" fo:min-width="3.2cm"/>
    </style:style>
    <style:style style:name="P1" style:family="paragraph">
      <style:paragraph-properties fo:text-align="center"/>
      <style:text-properties fo:language="de" fo:country="DE"/>
    </style:style>
    <style:style style:name="P2" style:family="paragraph">
      <loext:graphic-properties draw:fill="solid"/>
      <style:paragraph-properties fo:text-align="center"/>
      <style:text-properties fo:language="de" fo:country="DE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0.8cm" svg:height="4cm" svg:x="13cm" svg:y="13.1cm">
          <text:p text:style-name="P1">Fastai.msle</text:p>
          <text:p text:style-name="P1"/>
          <text:p text:style-name="P1">Berechnet Mittleren quadrierten Logarithmus-Fehler zwischen x1 und x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6cm" svg:height="2.4cm" svg:x="19cm" svg:y="19.1cm">
          <text:p text:style-name="P1">Wurzel ziehe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23.6cm" svg:y1="17.1cm" svg:x2="21.8cm" svg:y2="19.2cm">
          <text:p/>
        </draw:line>
        <draw:custom-shape draw:style-name="gr4" draw:text-style-name="P1" draw:layer="layout" svg:width="11cm" svg:height="2.2cm" svg:x="27.6cm" svg:y="8.1cm">
          <text:p text:style-name="P1">X1 = Vorhergesagte y-Wer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draw:layer="layout" svg:width="13.6cm" svg:height="2.1cm" svg:x="34.9cm" svg:y="11.1cm">
          <text:p text:style-name="P1">X2 = Tatsächliche y-Wer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32cm" svg:y1="10.3cm" svg:x2="23.5cm" svg:y2="13.2cm">
          <text:p/>
        </draw:line>
        <draw:line draw:style-name="gr3" draw:text-style-name="P2" draw:layer="layout" svg:x1="41.2cm" svg:y1="13.2cm" svg:x2="34cm" svg:y2="15.1cm">
          <text:p/>
        </draw:line>
        <draw:custom-shape draw:style-name="gr6" draw:text-style-name="P3" draw:layer="layout" svg:width="7.4cm" svg:height="1.3cm" svg:x="50.5cm" svg:y="10.7cm">
          <text:p text:style-name="P3">Y_valida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4" draw:layer="layout" svg:x1="51.3cm" svg:y1="11.4cm" svg:x2="47.2cm" svg:y2="12.2cm">
          <text:p/>
        </draw:line>
        <draw:custom-shape draw:style-name="gr7" draw:text-style-name="P3" draw:layer="layout" svg:width="6.5cm" svg:height="1.1cm" svg:x="42.7cm" svg:y="5.2cm">
          <text:p text:style-name="P3">X_valida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4" draw:layer="layout" svg:x1="43.3cm" svg:y1="5.8cm" svg:x2="37cm" svg:y2="3.6cm">
          <text:p/>
        </draw:line>
        <draw:custom-shape draw:style-name="gr8" draw:text-style-name="P3" draw:layer="layout" svg:width="4.8cm" svg:height="1.8cm" svg:x="32.2cm" svg:y="2.7cm">
          <text:p text:style-name="P3">RF1.predict()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35.3cm" svg:y1="4.5cm" svg:x2="34.2cm" svg:y2="8.2cm">
          <text:p/>
        </draw:line>
        <draw:custom-shape draw:style-name="gr9" draw:text-style-name="P3" draw:layer="layout" svg:width="8.6cm" svg:height="2.5cm" svg:x="17.2cm" svg:y="3.2cm">
          <text:p text:style-name="P3">Random Fores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4" draw:layer="layout" svg:x1="24.9cm" svg:y1="4.5cm" svg:x2="32.2cm" svg:y2="4.1cm">
          <text:p/>
        </draw:line>
        <draw:custom-shape draw:style-name="gr10" draw:text-style-name="P3" draw:layer="layout" svg:width="5.7cm" svg:height="1.2cm" svg:x="3.2cm" svg:y="3.6cm">
          <text:p text:style-name="P3">X_trai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3" draw:layer="layout" svg:width="6.1cm" svg:height="1cm" svg:x="4.4cm" svg:y="6.5cm">
          <text:p text:style-name="P3">Y_trai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3" draw:layer="layout" svg:width="3.7cm" svg:height="2.1cm" svg:x="11cm" svg:y="4.1cm">
          <text:p text:style-name="P3">RF1.fit()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3cm" svg:y1="4.2cm" svg:x2="11.2cm" svg:y2="5.2cm">
          <text:p/>
        </draw:line>
        <draw:line draw:style-name="gr3" draw:text-style-name="P4" draw:layer="layout" svg:x1="10cm" svg:y1="7cm" svg:x2="11.1cm" svg:y2="5.2cm">
          <text:p/>
        </draw:line>
        <draw:line draw:style-name="gr3" draw:text-style-name="P4" draw:layer="layout" svg:x1="14.6cm" svg:y1="5.1cm" svg:x2="18.1cm" svg:y2="4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Henrike Schwenn</meta:initial-creator>
    <meta:creation-date>2022-01-11T16:27:30.489000000</meta:creation-date>
    <dc:date>2022-01-11T16:59:43.408000000</dc:date>
    <dc:creator>Henrike Schwenn</dc:creator>
    <meta:editing-duration>PT1M40S</meta:editing-duration>
    <meta:editing-cycles>2</meta:editing-cycles>
    <meta:generator>LibreOffice/6.3.0.4$Windows_X86_64 LibreOffice_project/057fc023c990d676a43019934386b85b21a9ee99</meta:generator>
    <meta:document-statistic meta:object-count="21"/>
  </office:meta>
</office:document-meta>
</file>